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CHAR(IF(CODE(LOWER([.B2]))-1&gt;122;CODE(LOWER([.B2]))-26;CODE(LOWER([.B2]))-1))" office:value-type="string" office:string-value="s" calcext:value-type="string">
            <text:p>s</text:p>
          </table:table-cell>
          <table:table-cell table:formula="of:=CHAR(IF(CODE(LOWER([.C2]))-1&gt;122;CODE(LOWER([.C2]))+26;CODE(LOWER([.C2]))-1))" office:value-type="string" office:string-value="t" calcext:value-type="string">
            <text:p>t</text:p>
          </table:table-cell>
          <table:table-cell table:formula="of:=CHAR(IF(CODE(LOWER([.D2]))-1&gt;122;CODE(LOWER([.D2]))+26;CODE(LOWER([.D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D2]))+1&gt;122;CODE(LOWER([.D2]))+1-26;CODE(LOWER([.D2]))+1))" office:value-type="string" office:string-value="w" calcext:value-type="string">
            <text:p>w</text:p>
          </table:table-cell>
          <table:table-cell table:formula="of:=CHAR(IF(CODE(LOWER([.E2]))+1&gt;122;CODE(LOWER([.E2]))+1-26;CODE(LOWER([.E2]))+1))" office:value-type="string" office:string-value="x" calcext:value-type="string">
            <text:p>x</text:p>
          </table:table-cell>
          <table:table-cell table:formula="of:=CHAR(IF(CODE(LOWER([.F2]))+1&gt;122;CODE(LOWER([.F2]))+1-26;CODE(LOWER([.F2]))+1))" office:value-type="string" office:string-value="y" calcext:value-type="string">
            <text:p>y</text:p>
          </table:table-cell>
          <table:table-cell table:number-columns-repeated="3"/>
        </table:table-row>
        <table:table-row table:style-name="ro1">
          <table:table-cell table:formula="of:=CHAR(IF(CODE(LOWER([.B3]))-1&gt;122;CODE(LOWER([.B3]))-26;CODE(LOWER([.B3]))-1))" office:value-type="string" office:string-value="`" calcext:value-type="string">
            <text:p>`</text:p>
          </table:table-cell>
          <table:table-cell table:formula="of:=CHAR(IF(CODE(LOWER([.C3]))-1&gt;122;CODE(LOWER([.C3]))+26;CODE(LOWER([.C3]))-1))" office:value-type="string" office:string-value="a" calcext:value-type="string">
            <text:p>a</text:p>
          </table:table-cell>
          <table:table-cell table:formula="of:=CHAR(IF(CODE(LOWER([.D3]))-1&gt;122;CODE(LOWER([.D3]))+26;CODE(LOWER([.D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3]))+1&gt;122;CODE(LOWER([.D3]))+1-26;CODE(LOWER([.D3]))+1))" office:value-type="string" office:string-value="d" calcext:value-type="string">
            <text:p>d</text:p>
          </table:table-cell>
          <table:table-cell table:formula="of:=CHAR(IF(CODE(LOWER([.E3]))+1&gt;122;CODE(LOWER([.E3]))+1-26;CODE(LOWER([.E3]))+1))" office:value-type="string" office:string-value="e" calcext:value-type="string">
            <text:p>e</text:p>
          </table:table-cell>
          <table:table-cell table:formula="of:=CHAR(IF(CODE(LOWER([.F3]))+1&gt;122;CODE(LOWER([.F3]))+1-26;CODE(LOWER([.F3]))+1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table:formula="of:=CHAR(IF(CODE(LOWER([.B4]))-1&gt;122;CODE(LOWER([.B4]))-26;CODE(LOWER([.B4]))-1))" office:value-type="string" office:string-value="_" calcext:value-type="string">
            <text:p>_</text:p>
          </table:table-cell>
          <table:table-cell table:formula="of:=CHAR(IF(CODE(LOWER([.C4]))-1&gt;122;CODE(LOWER([.C4]))+26;CODE(LOWER([.C4]))-1))" office:value-type="string" office:string-value="`" calcext:value-type="string">
            <text:p>`</text:p>
          </table:table-cell>
          <table:table-cell table:formula="of:=CHAR(IF(CODE(LOWER([.D4]))-1&gt;122;CODE(LOWER([.D4]))+26;CODE(LOWER([.D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D4]))+1&gt;122;CODE(LOWER([.D4]))+1-26;CODE(LOWER([.D4]))+1))" office:value-type="string" office:string-value="c" calcext:value-type="string">
            <text:p>c</text:p>
          </table:table-cell>
          <table:table-cell table:formula="of:=CHAR(IF(CODE(LOWER([.E4]))+1&gt;122;CODE(LOWER([.E4]))+1-26;CODE(LOWER([.E4]))+1))" office:value-type="string" office:string-value="d" calcext:value-type="string">
            <text:p>d</text:p>
          </table:table-cell>
          <table:table-cell table:formula="of:=CHAR(IF(CODE(LOWER([.F4]))+1&gt;122;CODE(LOWER([.F4]))+1-26;CODE(LOWER([.F4]))+1)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table:formula="of:=CHAR(IF(CODE(LOWER([.B5]))-1&gt;122;CODE(LOWER([.B5]))-26;CODE(LOWER([.B5]))-1))" office:value-type="string" office:string-value="f" calcext:value-type="string">
            <text:p>f</text:p>
          </table:table-cell>
          <table:table-cell table:formula="of:=CHAR(IF(CODE(LOWER([.C5]))-1&gt;122;CODE(LOWER([.C5]))+26;CODE(LOWER([.C5]))-1))" office:value-type="string" office:string-value="g" calcext:value-type="string">
            <text:p>g</text:p>
          </table:table-cell>
          <table:table-cell table:formula="of:=CHAR(IF(CODE(LOWER([.D5]))-1&gt;122;CODE(LOWER([.D5]))+26;CODE(LOWER([.D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D5]))+1&gt;122;CODE(LOWER([.D5]))+1-26;CODE(LOWER([.D5]))+1))" office:value-type="string" office:string-value="j" calcext:value-type="string">
            <text:p>j</text:p>
          </table:table-cell>
          <table:table-cell table:formula="of:=CHAR(IF(CODE(LOWER([.E5]))+1&gt;122;CODE(LOWER([.E5]))+1-26;CODE(LOWER([.E5]))+1))" office:value-type="string" office:string-value="k" calcext:value-type="string">
            <text:p>k</text:p>
          </table:table-cell>
          <table:table-cell table:formula="of:=CHAR(IF(CODE(LOWER([.F5]))+1&gt;122;CODE(LOWER([.F5]))+1-26;CODE(LOWER([.F5]))+1))" office:value-type="string" office:string-value="l" calcext:value-type="string">
            <text:p>l</text:p>
          </table:table-cell>
          <table:table-cell table:number-columns-repeated="2"/>
          <table:table-cell office:value-type="string" calcext:value-type="string">
            <text:p>kod</text:p>
          </table:table-cell>
        </table:table-row>
        <table:table-row table:style-name="ro1">
          <table:table-cell table:formula="of:=CHAR(IF(CODE(LOWER([.B6]))-1&gt;122;CODE(LOWER([.B6]))-26;CODE(LOWER([.B6]))-1))" office:value-type="string" office:string-value="r" calcext:value-type="string">
            <text:p>r</text:p>
          </table:table-cell>
          <table:table-cell table:formula="of:=CHAR(IF(CODE(LOWER([.C6]))-1&gt;122;CODE(LOWER([.C6]))+26;CODE(LOWER([.C6]))-1))" office:value-type="string" office:string-value="s" calcext:value-type="string">
            <text:p>s</text:p>
          </table:table-cell>
          <table:table-cell table:formula="of:=CHAR(IF(CODE(LOWER([.D6]))-1&gt;122;CODE(LOWER([.D6]))+26;CODE(LOWER([.D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6]))+1&gt;122;CODE(LOWER([.D6]))+1-26;CODE(LOWER([.D6]))+1))" office:value-type="string" office:string-value="v" calcext:value-type="string">
            <text:p>v</text:p>
          </table:table-cell>
          <table:table-cell table:formula="of:=CHAR(IF(CODE(LOWER([.E6]))+1&gt;122;CODE(LOWER([.E6]))+1-26;CODE(LOWER([.E6]))+1))" office:value-type="string" office:string-value="w" calcext:value-type="string">
            <text:p>w</text:p>
          </table:table-cell>
          <table:table-cell table:formula="of:=CHAR(IF(CODE(LOWER([.F6]))+1&gt;122;CODE(LOWER([.F6]))+1-26;CODE(LOWER([.F6]))+1))" office:value-type="string" office:string-value="x" calcext:value-type="string">
            <text:p>x</text:p>
          </table:table-cell>
          <table:table-cell table:number-columns-repeated="2"/>
          <table:table-cell office:value-type="string" calcext:value-type="string">
            <text:p>znak</text:p>
          </table:table-cell>
        </table:table-row>
        <table:table-row table:style-name="ro1">
          <table:table-cell table:formula="of:=CHAR(IF(CODE(LOWER([.B7]))-1&gt;122;CODE(LOWER([.B7]))-26;CODE(LOWER([.B7]))-1))" office:value-type="string" office:string-value="c" calcext:value-type="string">
            <text:p>c</text:p>
          </table:table-cell>
          <table:table-cell table:formula="of:=CHAR(IF(CODE(LOWER([.C7]))-1&gt;122;CODE(LOWER([.C7]))+26;CODE(LOWER([.C7]))-1))" office:value-type="string" office:string-value="d" calcext:value-type="string">
            <text:p>d</text:p>
          </table:table-cell>
          <table:table-cell table:formula="of:=CHAR(IF(CODE(LOWER([.D7]))-1&gt;122;CODE(LOWER([.D7]))+26;CODE(LOWER([.D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D7]))+1&gt;122;CODE(LOWER([.D7]))+1-26;CODE(LOWER([.D7]))+1))" office:value-type="string" office:string-value="g" calcext:value-type="string">
            <text:p>g</text:p>
          </table:table-cell>
          <table:table-cell table:formula="of:=CHAR(IF(CODE(LOWER([.E7]))+1&gt;122;CODE(LOWER([.E7]))+1-26;CODE(LOWER([.E7]))+1))" office:value-type="string" office:string-value="h" calcext:value-type="string">
            <text:p>h</text:p>
          </table:table-cell>
          <table:table-cell table:formula="of:=CHAR(IF(CODE(LOWER([.F7]))+1&gt;122;CODE(LOWER([.F7]))+1-26;CODE(LOWER([.F7]))+1))" office:value-type="string" office:string-value="i" calcext:value-type="string">
            <text:p>i</text:p>
          </table:table-cell>
          <table:table-cell table:number-columns-repeated="3"/>
        </table:table-row>
        <table:table-row table:style-name="ro1">
          <table:table-cell table:formula="of:=CHAR(IF(CODE(LOWER([.B8]))-1&gt;122;CODE(LOWER([.B8]))-26;CODE(LOWER([.B8]))-1))" office:value-type="string" office:string-value="e" calcext:value-type="string">
            <text:p>e</text:p>
          </table:table-cell>
          <table:table-cell table:formula="of:=CHAR(IF(CODE(LOWER([.C8]))-1&gt;122;CODE(LOWER([.C8]))+26;CODE(LOWER([.C8]))-1))" office:value-type="string" office:string-value="f" calcext:value-type="string">
            <text:p>f</text:p>
          </table:table-cell>
          <table:table-cell table:formula="of:=CHAR(IF(CODE(LOWER([.D8]))-1&gt;122;CODE(LOWER([.D8]))+26;CODE(LOWER([.D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D8]))+1&gt;122;CODE(LOWER([.D8]))+1-26;CODE(LOWER([.D8]))+1))" office:value-type="string" office:string-value="i" calcext:value-type="string">
            <text:p>i</text:p>
          </table:table-cell>
          <table:table-cell table:formula="of:=CHAR(IF(CODE(LOWER([.E8]))+1&gt;122;CODE(LOWER([.E8]))+1-26;CODE(LOWER([.E8]))+1))" office:value-type="string" office:string-value="j" calcext:value-type="string">
            <text:p>j</text:p>
          </table:table-cell>
          <table:table-cell table:formula="of:=CHAR(IF(CODE(LOWER([.F8]))+1&gt;122;CODE(LOWER([.F8]))+1-26;CODE(LOWER([.F8]))+1))" office:value-type="string" office:string-value="k" calcext:value-type="string">
            <text:p>k</text:p>
          </table:table-cell>
          <table:table-cell table:number-columns-repeated="3"/>
        </table:table-row>
        <table:table-row table:style-name="ro1">
          <table:table-cell table:formula="of:=CHAR(IF(CODE(LOWER([.B9]))-1&gt;122;CODE(LOWER([.B9]))-26;CODE(LOWER([.B9]))-1))" office:value-type="string" office:string-value="`" calcext:value-type="string">
            <text:p>`</text:p>
          </table:table-cell>
          <table:table-cell table:formula="of:=CHAR(IF(CODE(LOWER([.C9]))-1&gt;122;CODE(LOWER([.C9]))+26;CODE(LOWER([.C9]))-1))" office:value-type="string" office:string-value="a" calcext:value-type="string">
            <text:p>a</text:p>
          </table:table-cell>
          <table:table-cell table:formula="of:=CHAR(IF(CODE(LOWER([.D9]))-1&gt;122;CODE(LOWER([.D9]))+26;CODE(LOWER([.D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9]))+1&gt;122;CODE(LOWER([.D9]))+1-26;CODE(LOWER([.D9]))+1))" office:value-type="string" office:string-value="d" calcext:value-type="string">
            <text:p>d</text:p>
          </table:table-cell>
          <table:table-cell table:formula="of:=CHAR(IF(CODE(LOWER([.E9]))+1&gt;122;CODE(LOWER([.E9]))+1-26;CODE(LOWER([.E9]))+1))" office:value-type="string" office:string-value="e" calcext:value-type="string">
            <text:p>e</text:p>
          </table:table-cell>
          <table:table-cell table:formula="of:=CHAR(IF(CODE(LOWER([.F9]))+1&gt;122;CODE(LOWER([.F9]))+1-26;CODE(LOWER([.F9]))+1))" office:value-type="string" office:string-value="f" calcext:value-type="string">
            <text:p>f</text:p>
          </table:table-cell>
          <table:table-cell table:number-columns-repeated="3"/>
        </table:table-row>
        <table:table-row table:style-name="ro1">
          <table:table-cell table:formula="of:=CHAR(IF(CODE(LOWER([.B10]))-1&gt;122;CODE(LOWER([.B10]))-26;CODE(LOWER([.B10]))-1))" office:value-type="string" office:string-value="a" calcext:value-type="string">
            <text:p>a</text:p>
          </table:table-cell>
          <table:table-cell table:formula="of:=CHAR(IF(CODE(LOWER([.C10]))-1&gt;122;CODE(LOWER([.C10]))+26;CODE(LOWER([.C10]))-1))" office:value-type="string" office:string-value="b" calcext:value-type="string">
            <text:p>b</text:p>
          </table:table-cell>
          <table:table-cell table:formula="of:=CHAR(IF(CODE(LOWER([.D10]))-1&gt;122;CODE(LOWER([.D10]))+26;CODE(LOWER([.D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0]))+1&gt;122;CODE(LOWER([.D10]))+1-26;CODE(LOWER([.D10]))+1))" office:value-type="string" office:string-value="e" calcext:value-type="string">
            <text:p>e</text:p>
          </table:table-cell>
          <table:table-cell table:formula="of:=CHAR(IF(CODE(LOWER([.E10]))+1&gt;122;CODE(LOWER([.E10]))+1-26;CODE(LOWER([.E10]))+1))" office:value-type="string" office:string-value="f" calcext:value-type="string">
            <text:p>f</text:p>
          </table:table-cell>
          <table:table-cell table:formula="of:=CHAR(IF(CODE(LOWER([.F10]))+1&gt;122;CODE(LOWER([.F10]))+1-26;CODE(LOWER([.F10]))+1)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table:formula="of:=CHAR(IF(CODE(LOWER([.B11]))-1&gt;122;CODE(LOWER([.B11]))-26;CODE(LOWER([.B11]))-1))" office:value-type="string" office:string-value="r" calcext:value-type="string">
            <text:p>r</text:p>
          </table:table-cell>
          <table:table-cell table:formula="of:=CHAR(IF(CODE(LOWER([.C11]))-1&gt;122;CODE(LOWER([.C11]))+26;CODE(LOWER([.C11]))-1))" office:value-type="string" office:string-value="s" calcext:value-type="string">
            <text:p>s</text:p>
          </table:table-cell>
          <table:table-cell table:formula="of:=CHAR(IF(CODE(LOWER([.D11]))-1&gt;122;CODE(LOWER([.D11]))+26;CODE(LOWER([.D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11]))+1&gt;122;CODE(LOWER([.D11]))+1-26;CODE(LOWER([.D11]))+1))" office:value-type="string" office:string-value="v" calcext:value-type="string">
            <text:p>v</text:p>
          </table:table-cell>
          <table:table-cell table:formula="of:=CHAR(IF(CODE(LOWER([.E11]))+1&gt;122;CODE(LOWER([.E11]))+1-26;CODE(LOWER([.E11]))+1))" office:value-type="string" office:string-value="w" calcext:value-type="string">
            <text:p>w</text:p>
          </table:table-cell>
          <table:table-cell table:formula="of:=CHAR(IF(CODE(LOWER([.F11]))+1&gt;122;CODE(LOWER([.F11]))+1-26;CODE(LOWER([.F11]))+1))" office:value-type="string" office:string-value="x" calcext:value-type="string">
            <text:p>x</text:p>
          </table:table-cell>
          <table:table-cell table:number-columns-repeated="3"/>
        </table:table-row>
        <table:table-row table:style-name="ro1">
          <table:table-cell table:formula="of:=CHAR(IF(CODE(LOWER([.B12]))-1&gt;122;CODE(LOWER([.B12]))-26;CODE(LOWER([.B12]))-1))" office:value-type="string" office:string-value="a" calcext:value-type="string">
            <text:p>a</text:p>
          </table:table-cell>
          <table:table-cell table:formula="of:=CHAR(IF(CODE(LOWER([.C12]))-1&gt;122;CODE(LOWER([.C12]))+26;CODE(LOWER([.C12]))-1))" office:value-type="string" office:string-value="b" calcext:value-type="string">
            <text:p>b</text:p>
          </table:table-cell>
          <table:table-cell table:formula="of:=CHAR(IF(CODE(LOWER([.D12]))-1&gt;122;CODE(LOWER([.D12]))+26;CODE(LOWER([.D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2]))+1&gt;122;CODE(LOWER([.D12]))+1-26;CODE(LOWER([.D12]))+1))" office:value-type="string" office:string-value="e" calcext:value-type="string">
            <text:p>e</text:p>
          </table:table-cell>
          <table:table-cell table:formula="of:=CHAR(IF(CODE(LOWER([.E12]))+1&gt;122;CODE(LOWER([.E12]))+1-26;CODE(LOWER([.E12]))+1))" office:value-type="string" office:string-value="f" calcext:value-type="string">
            <text:p>f</text:p>
          </table:table-cell>
          <table:table-cell table:formula="of:=CHAR(IF(CODE(LOWER([.F12]))+1&gt;122;CODE(LOWER([.F12]))+1-26;CODE(LOWER([.F12]))+1)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formula="of:=CHAR(IF(CODE(LOWER([.A15]))+([.B14])&gt;122;CODE(LOWER([.A15]))+([.B14])-26;CODE(LOWER([.A15]))+([.B14])))" office:value-type="string" office:string-value="r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formula="of:=CHAR(IF(CODE(LOWER([.A16]))+([.B14])&gt;122;CODE(LOWER([.A16]))+([.B14])-26;CODE(LOWER([.A16]))+([.B14])))" office:value-type="string" office:string-value="n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CHAR(IF(CODE(LOWER([.A17]))+([.B14])&gt;122;CODE(LOWER([.A17]))+([.B14])-26;CODE(LOWER([.A17]))+([.B14])))" office:value-type="string" office:string-value="h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table:formula="of:=CHAR(IF(CODE(LOWER([.A18]))+([.B17])&gt;122;CODE(LOWER([.A18]))+([.B17])-26;CODE(LOWER([.A18]))+([.B17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19]))+([.B18])&gt;122;CODE(LOWER([.A19]))+([.B18])-26;CODE(LOWER([.A19]))+([.B18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ł</text:p>
          </table:table-cell>
          <table:table-cell table:formula="of:=CHAR(IF(CODE(LOWER([.A20]))+([.B19])&gt;122;CODE(LOWER([.A20]))+([.B19])-26;CODE(LOWER([.A20]))+([.B19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21]))+([.B20])&gt;122;CODE(LOWER([.A21]))+([.B20])-26;CODE(LOWER([.A21]))+([.B20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</text:p>
          </table:table-cell>
          <table:table-cell table:formula="of:=CHAR(IF(CODE(LOWER([.A22]))+([.B21])&gt;122;CODE(LOWER([.A22]))+([.B21])-26;CODE(LOWER([.A22]))+([.B21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formula="of:=CHAR(IF(CODE(LOWER([.A23]))+([.B22])&gt;122;CODE(LOWER([.A23]))+([.B22])-26;CODE(LOWER([.A23]))+([.B22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formula="of:=CHAR(IF(CODE(LOWER([.A24]))+([.B23])&gt;122;CODE(LOWER([.A24]))+([.B23])-26;CODE(LOWER([.A24]))+([.B23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formula="of:=CHAR(IF(CODE(LOWER([.A25]))+([.B24])&gt;122;CODE(LOWER([.A25]))+([.B24])-26;CODE(LOWER([.A25]))+([.B24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26]))+([.B25])&gt;122;CODE(LOWER([.A26]))+([.B25])-26;CODE(LOWER([.A26]))+([.B25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formula="of:=CHAR(IF(CODE(LOWER([.A27]))+([.B26])&gt;122;CODE(LOWER([.A27]))+([.B26])-26;CODE(LOWER([.A27]))+([.B26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28]))+([.B27])&gt;122;CODE(LOWER([.A28]))+([.B27])-26;CODE(LOWER([.A28]))+([.B27])))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6.719536552</meta:creation-date>
    <dc:date>2020-02-20T11:40:17.926581714</dc:date>
    <meta:editing-duration>PT7M40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